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61.89mm"/>
    </style:style>
    <style:style style:name="co9" style:family="table-column">
      <style:table-column-properties fo:break-before="auto" style:column-width="165.3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20.8mm" fo:break-before="auto" style:use-optimal-row-height="true"/>
    </style:style>
    <style:style style:name="ro9" style:family="table-row">
      <style:table-row-properties style:row-height="8.68mm" fo:break-before="auto" style:use-optimal-row-height="true"/>
    </style:style>
    <style:style style:name="ro10" style:family="table-row">
      <style:table-row-properties style:row-height="16.81mm" fo:break-before="auto" style:use-optimal-row-height="true"/>
    </style:style>
    <style:style style:name="ro11" style:family="table-row">
      <style:table-row-properties style:row-height="12.75mm" fo:break-before="auto" style:use-optimal-row-height="true"/>
    </style:style>
    <style:style style:name="ro12" style:family="table-row">
      <style:table-row-properties style:row-height="4.59mm" fo:break-before="auto" style:use-optimal-row-height="true"/>
    </style:style>
    <style:style style:name="ro13" style:family="table-row">
      <style:table-row-properties style:row-height="4.6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17.37mm" fo:break-before="auto" style:use-optimal-row-height="true"/>
    </style:style>
    <style:style style:name="ro22" style:family="table-row">
      <style:table-row-properties style:row-height="13.48mm" fo:break-before="auto" style:use-optimal-row-height="false"/>
    </style:style>
    <style:style style:name="ro23" style:family="table-row">
      <style:table-row-properties style:row-height="21.57mm" fo:break-before="auto" style:use-optimal-row-height="true"/>
    </style:style>
    <style:style style:name="ro24" style:family="table-row">
      <style:table-row-properties style:row-height="25.77mm" fo:break-before="auto" style:use-optimal-row-height="true"/>
    </style:style>
    <style:style style:name="ro25" style:family="table-row">
      <style:table-row-properties style:row-height="11.98mm" fo:break-before="auto" style:use-optimal-row-height="true"/>
    </style:style>
    <style:style style:name="ro26" style:family="table-row">
      <style:table-row-properties style:row-height="19.67mm" fo:break-before="auto" style:use-optimal-row-height="true"/>
    </style:style>
    <style:style style:name="ro27" style:family="table-row">
      <style:table-row-properties style:row-height="80.31mm" fo:break-before="auto" style:use-optimal-row-height="true"/>
    </style:style>
    <style:style style:name="ro28" style:family="table-row">
      <style:table-row-properties style:row-height="4.78mm" fo:break-before="auto" style:use-optimal-row-height="true"/>
    </style:style>
    <style:style style:name="ro29" style:family="table-row">
      <style:table-row-properties style:row-height="103.65mm" fo:break-before="auto" style:use-optimal-row-height="true"/>
    </style:style>
    <style:style style:name="ro30" style:family="table-row">
      <style:table-row-properties style:row-height="23.51mm" fo:break-before="auto" style:use-optimal-row-height="true"/>
    </style:style>
    <style:style style:name="ro31" style:family="table-row">
      <style:table-row-properties style:row-height="154.22mm" fo:break-before="auto" style:use-optimal-row-height="true"/>
    </style:style>
    <style:style style:name="ro32" style:family="table-row">
      <style:table-row-properties style:row-height="64.52mm" fo:break-before="auto" style:use-optimal-row-height="true"/>
    </style:style>
    <style:style style:name="ro33" style:family="table-row">
      <style:table-row-properties style:row-height="44.15mm" fo:break-before="auto" style:use-optimal-row-height="true"/>
    </style:style>
    <style:style style:name="ro34" style:family="table-row">
      <style:table-row-properties style:row-height="32.26mm" fo:break-before="auto" style:use-optimal-row-height="true"/>
    </style:style>
    <style:style style:name="ro35" style:family="table-row">
      <style:table-row-properties style:row-height="20.88mm" fo:break-before="auto" style:use-optimal-row-height="true"/>
    </style:style>
    <style:style style:name="ro36" style:family="table-row">
      <style:table-row-properties style:row-height="27.36mm" fo:break-before="auto" style:use-optimal-row-height="true"/>
    </style:style>
    <style:style style:name="ro37" style:family="table-row">
      <style:table-row-properties style:row-height="12.21mm" fo:break-before="auto" style:use-optimal-row-height="true"/>
    </style:style>
    <style:style style:name="ro38" style:family="table-row">
      <style:table-row-properties style:row-height="20.36mm" fo:break-before="auto" style:use-optimal-row-height="true"/>
    </style:style>
    <style:style style:name="ro39" style:family="table-row">
      <style:table-row-properties style:row-height="158.06mm" fo:break-before="auto" style:use-optimal-row-height="true"/>
    </style:style>
    <style:style style:name="ro40" style:family="table-row">
      <style:table-row-properties style:row-height="32.56mm" fo:break-before="auto" style:use-optimal-row-height="true"/>
    </style:style>
    <style:style style:name="ro41" style:family="table-row">
      <style:table-row-properties style:row-height="373.12mm" fo:break-before="auto" style:use-optimal-row-height="true"/>
    </style:style>
    <style:style style:name="ro42" style:family="table-row">
      <style:table-row-properties style:row-height="8.45mm" fo:break-before="auto" style:use-optimal-row-height="true"/>
    </style:style>
    <style:style style:name="ro43" style:family="table-row">
      <style:table-row-properties style:row-height="67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  <style:style style:name="ce9" style:family="table-cell" style:parent-style-name="Default">
      <style:table-cell-properties fo:wrap-option="no-wrap"/>
    </style:style>
    <style:style style:name="T1" style:family="text">
      <style:text-properties fo:color="#587647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99a8ba"/>
    </style:style>
    <style:style style:name="T3" style:family="text">
      <style:text-properties style:text-position="super 58%"/>
    </style:style>
    <style:style style:name="T4" style:family="text">
      <style:text-properties fo:color="#bf6426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febb5b"/>
    </style:style>
    <style:style style:name="T6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bf6426"/>
    </style:style>
    <style:style style:name="T7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7572b9"/>
    </style:style>
    <style:style style:name="T8" style:family="text">
      <style:text-properties fo:color="#99a8ba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9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518843" fo:font-style="italic" style:font-style-asian="italic" style:font-style-complex="italic"/>
    </style:style>
    <style:style style:name="T10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/>
    </style:style>
    <style:style style:name="T11" style:family="text">
      <style:text-properties fo:color="#518843" style:font-name="Menlo" fo:font-size="14pt" fo:font-weight="normal" fo:font-style="italic" style:font-name-asian="Menlo" style:font-name-complex="Menlo" style:font-size-asian="14pt" style:font-size-complex="14pt" style:font-weight-asian="normal" style:font-weight-complex="normal" style:font-style-asian="italic" style:font-style-complex="italic"/>
    </style:style>
    <style:style style:name="T12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bold" style:font-weight-asian="bold" style:font-weight-complex="bold"/>
    </style:style>
    <style:style style:name="T13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normal" style:font-weight-asian="normal" style:font-weight-complex="normal"/>
    </style:style>
    <style:style style:name="T14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6d6d6d" fo:font-style="normal" style:font-style-asian="normal" style:font-style-complex="normal"/>
    </style:style>
    <style:style style:name="T15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99a8ba"/>
    </style:style>
    <style:style style:name="T16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bf6426"/>
    </style:style>
    <style:style style:name="T17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5684ad"/>
    </style:style>
    <style:style style:name="T18" style:family="text">
      <style:text-properties fo:color="#000000" style:font-name=".AppleSystemUIFont" fo:font-size="10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GB" style:language-asian="zh" style:country-asian="CN" style:language-complex="hi" style:country-complex="IN" style:font-name-asian=".AppleSystemUIFont" style:font-name-complex=".AppleSystemUIFont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2" office:value-type="string" calcext:value-type="string">
            <text:p>ID</text:p>
          </table:table-cell>
          <table:table-cell table:style-name="ce15" office:value-type="string" calcext:value-type="string">
            <text:p>Work package</text:p>
          </table:table-cell>
          <table:table-cell table:style-name="ce15" office:value-type="string" calcext:value-type="string">
            <text:p>Target date</text:p>
          </table:table-cell>
          <table:table-cell table:style-name="ce15" office:value-type="string" calcext:value-type="string">
            <text:p>Risks / mitigations</text:p>
          </table:table-cell>
          <table:table-cell table:style-name="ce17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16" office:value-type="string" calcext:value-type="string">
            <text:p>End April 2018</text:p>
          </table:table-cell>
          <table:table-cell table:style-name="ce16" office:value-type="string" calcext:value-type="string">
            <text:p>Data may not be available, or may be in unworkable formats. Use other/less data.</text:p>
          </table:table-cell>
          <table:table-cell table:style-name="ce17"/>
        </table:table-row>
        <table:table-row table:style-name="ro3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a. Perform manual validation of above Hansard documents to complete semi-automatic labelled data. </text:p>
            <text:p/>
            <text:p>b. Construction of NER learning model BLSTM by constructing tensors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16" office:value-type="string" calcext:value-type="string">
            <text:p>End May 2018</text:p>
          </table:table-cell>
          <table:table-cell table:style-name="ce16" office:value-type="string" calcext:value-type="string">
            <text:p>Model may not perform the task</text:p>
          </table:table-cell>
          <table:table-cell table:style-name="ce17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16" office:value-type="string" calcext:value-type="string">
            <text:p>Mid June 2018</text:p>
          </table:table-cell>
          <table:table-cell table:style-name="ce16" office:value-type="string" calcext:value-type="string">
            <text:p>Samtla SLM API may not be complete. Mitigation is for Dr Martyn Harris to load the corpus into the SML manually.</text:p>
          </table:table-cell>
          <table:table-cell table:style-name="ce17"/>
        </table:table-row>
        <table:table-row table:style-name="ro4"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Familiarisation with Samtla back-end (Python Django) and integration of NER processing with departmental server.</text:p>
          </table:table-cell>
          <table:table-cell table:style-name="ce16" office:value-type="string" calcext:value-type="string">
            <text:p>End June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4"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Familiarisation with Samtla front-end (Javascript jQuery) and integration of NER visualization.</text:p>
          </table:table-cell>
          <table:table-cell table:style-name="ce16" office:value-type="string" calcext:value-type="string">
            <text:p>End July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5"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Evaluation of Samtla Char-NER system using k-fold cross-validation techniques. (train on only part of data)</text:p>
          </table:table-cell>
          <table:table-cell table:style-name="ce16" office:value-type="string" calcext:value-type="string">
            <text:p>End August 2018</text:p>
          </table:table-cell>
          <table:table-cell table:style-name="ce16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7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Finalise write-up into report</text:p>
          </table:table-cell>
          <table:table-cell table:style-name="ce14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Default"/>
        <table:table-row table:style-name="ro7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8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 office:value-type="string" calcext:value-type="string">
            <text:p>benefits of the pipeline approach – can iteratively improve each stage and only re-run downstream jobs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9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9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0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1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12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3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3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15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b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1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2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23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24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25">
          <table:table-cell table:style-name="ce2" office:value-type="date" office:date-value="2018-07-17" calcext:value-type="date">
            <text:p>17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26">
          <table:table-cell table:style-name="ce2" office:value-type="date" office:date-value="2018-07-18" calcext:value-type="date">
            <text:p>18/07/18</text:p>
          </table:table-cell>
          <table:table-cell office:value-type="string" calcext:value-type="string">
            <text:p>1c NE interpolation</text:p>
          </table:table-cell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27">
          <table:table-cell table:number-columns-repeated="4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25">
          <table:table-cell/>
          <table:table-cell office:value-type="string" calcext:value-type="string">
            <text:p>1b chunking</text:p>
          </table:table-cell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28">
          <table:table-cell table:number-columns-repeated="2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15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21">
          <table:table-cell table:number-columns-repeated="2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25">
          <table:table-cell/>
          <table:table-cell table:style-name="Default" office:value-type="string" calcext:value-type="string">
            <text:p>1b chunking</text:p>
          </table:table-cell>
          <table:table-cell table:style-name="ce13" office:value-type="string" calcext:value-type="string">
            <text:p>Starting chunk all</text:p>
          </table:table-cell>
          <table:table-cell office:value-type="string" calcext:value-type="string">
            <text:p>Chunking is very slow</text:p>
          </table:table-cell>
          <table:table-cell office:value-type="string" calcext:value-type="string">
            <text:p>Make chunking resumable by allowing date to be specified</text:p>
          </table:table-cell>
          <table:table-cell/>
        </table:table-row>
        <table:table-row table:style-name="ro29">
          <table:table-cell/>
          <table:table-cell table:style-name="Default"/>
          <table:table-cell table:style-name="ce13" office:value-type="string" calcext:value-type="string">
            <text:p>Interpolation works!</text:p>
          </table:table-cell>
          <table:table-cell/>
          <table:table-cell office:value-type="string" calcext:value-type="string">
            <text:p>mattlap:~/bbk/masters_project mralph$ cat hansard_gathering/chunked_hansard_data/1929-12-23/Egypt.-chunk-1051.txt</text:p>
            <text:p>It is sometimes said that it would be impossible, but I know there are experts who hold, on the contrary, that it would be a very strong position, and, indeed, actually stronger than a position based upon Cairo and Alexandria if Egypt were in revolt against our action.%                                                                        mattlap:~/bbk/masters_project mralph$ cat hansard_gathering/interpolated_hansard_data/1929-12-23/Egypt.-chunk-1051.txt</text:p>
            <text:p>00000000000000000000000000000000000000000000000000000000000000000000000000000000000000000000000000000000000000000000000000000000000000000000000000000000000000000000000000000000000000000000000000000000000001111100000111111111100001111100000000000000000000000000000000000%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 Keras get x from texts</text:p>
          </table:table-cell>
          <table:table-cell office:value-type="string" calcext:value-type="string">
            <text:p>Need to translate chunked docs into numbered encodings</text:p>
          </table:table-cell>
          <table:table-cell office:value-type="string" calcext:value-type="string">
            <text:p>Don’t want to do padding in case sentence_maxlen changes</text:p>
          </table:table-cell>
          <table:table-cell office:value-type="string" calcext:value-type="string">
            <text:p>Decouple numerification from padding, do padding closer to keras-loading</text:p>
          </table:table-cell>
          <table:table-cell/>
        </table:table-row>
        <table:table-row table:style-name="ro25">
          <table:table-cell table:number-columns-repeated="2"/>
          <table:table-cell office:value-type="string" calcext:value-type="string">
            <text:p>Cannot unpickle alphabet to encode debates into numbers</text:p>
          </table:table-cell>
          <table:table-cell office:value-type="string" calcext:value-type="string">
            <text:p>You can’t pickle in one module structure and unpickle in another. Have to wrap the keras char-based ner code into my module structure with __init__.py fil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19" calcext:value-type="date">
            <text:p>19/07/18</text:p>
          </table:table-cell>
          <table:table-cell office:value-type="string" calcext:value-type="string">
            <text:p>1c chunk</text:p>
          </table:table-cell>
          <table:table-cell office:value-type="string" calcext:value-type="string">
            <text:p>Run out of disk space</text:p>
          </table:table-cell>
          <table:table-cell office:value-type="string" calcext:value-type="string">
            <text:p>chunked sentences are too large</text:p>
          </table:table-cell>
          <table:table-cell office:value-type="string" calcext:value-type="string">
            <text:p>gzip in python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ackup locations: raw on pen drive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Default" office:value-type="string" calcext:value-type="string">
            <text:p>processed on dropbox</text:p>
          </table:table-cell>
          <table:table-cell table:number-columns-repeated="2"/>
        </table:table-row>
        <table:table-row table:style-name="ro23">
          <table:table-cell table:number-columns-repeated="3"/>
          <table:table-cell office:value-type="string" calcext:value-type="string">
            <text:p>Space blow out is caused by storing individual sentences in each file. Minimum file size is 4K – a lot of wasted space! Disk spin must have been limiting performance.</text:p>
          </table:table-cell>
          <table:table-cell office:value-type="string" calcext:value-type="string">
            <text:p>Get external drive and put different block size / filesystem on it</text:p>
          </table:table-cell>
          <table:table-cell office:value-type="string" calcext:value-type="string">
            <text:p>mattlap:~/bbk/masters_project/hansard_gathering/chunked_hansard_data/1965-07-22 mralph$ du -sh 'Security Commission (Report on Bossard and Allen Cases)-chunk-3511.txt.gz'</text:p>
            <text:p>4.0KSecurity Commission (Report on Bossard and Allen Cases)-chunk-3511.txt.gz</text:p>
            <text:p>mattlap:~/bbk/masters_project/hansard_gathering/chunked_hansard_data/1965-07-22 mralph$ stat -f%z !$</text:p>
            <text:p>stat -f%z 'Security Commission (Report on Bossard and Allen Cases)-chunk-3511.txt.gz'</text:p>
            <text:p>218</text:p>
          </table:table-cell>
        </table:table-row>
        <table:table-row table:style-name="ro30">
          <table:table-cell table:number-columns-repeated="2"/>
          <table:table-cell table:style-name="Default" table:number-columns-repeated="2"/>
          <table:table-cell office:value-type="string" calcext:value-type="string">
            <text:p>New idea: re-order pipeline so we interpolate directly from the processed data. Maybe we can chunk later, as we make sequences to feed into the model?</text:p>
          </table:table-cell>
          <table:table-cell/>
        </table:table-row>
        <table:table-row table:style-name="ro14">
          <table:table-cell table:number-columns-repeated="2"/>
          <table:table-cell table:style-name="Default" table:number-columns-repeated="2"/>
          <table:table-cell office:value-type="string" calcext:value-type="string">
            <text:p>Or maybe we chunk, but we just store the sentence offsets in their own file??</text:p>
          </table:table-cell>
          <table:table-cell/>
        </table:table-row>
        <table:table-row table:style-name="ro7">
          <table:table-cell table:style-name="ce2" office:value-type="date" office:date-value="2018-07-22" calcext:value-type="date">
            <text:p>22/07/18</text:p>
          </table:table-cell>
          <table:table-cell office:value-type="string" calcext:value-type="string">
            <text:p>1c chunk</text:p>
          </table:table-cell>
          <table:table-cell table:style-name="Default" office:value-type="string" calcext:value-type="string">
            <text:p>Method written to view file with sentence chunking based on a separate chunk spans file</text:p>
          </table:table-cell>
          <table:table-cell table:style-name="Default"/>
          <table:table-cell table:number-columns-repeated="2"/>
        </table:table-row>
        <table:table-row table:style-name="ro7">
          <table:table-cell/>
          <table:table-cell office:value-type="string" calcext:value-type="string">
            <text:p>1a</text:p>
          </table:table-cell>
          <table:table-cell table:style-name="Default" office:value-type="string" calcext:value-type="string">
            <text:p>Improve NE data hygiene before interpolating all Hansards</text:p>
          </table:table-cell>
          <table:table-cell table:style-name="Default"/>
          <table:table-cell table:number-columns-repeated="2"/>
        </table:table-row>
        <table:table-row table:style-name="ro25">
          <table:table-cell table:style-name="ce2" office:value-type="date" office:date-value="2018-07-23" calcext:value-type="date">
            <text:p>23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Split out job so I can just post-process NEs without re-downloading from SparQL-wiki</text:p>
          </table:table-cell>
          <table:table-cell office:value-type="string" calcext:value-type="string">
            <text:p>need to refactor, lots of repetition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an’t remove brackets from start and end of NEs</text:p>
          </table:table-cell>
          <table:table-cell office:value-type="string" calcext:value-type="string">
            <text:p>They’re not standard ASCII brackets, need to find ALL brackets in Unicode</text:p>
          </table:table-cell>
          <table:table-cell/>
          <table:table-cell office:value-type="string" calcext:value-type="string">
            <text:p>   166 ( Institut catholique de Lyon )</text:p>
            <text:p>   167 ( Kanakpak Khemara Ponnakar )</text:p>
            <text:p>   168 ( Kommunistische Partei Deutschlands )</text:p>
            <text:p>   169 ( Le bureau national d'examen dentaire du Canada )</text:p>
            <text:p>   170 ( Mǎ Lái Xī Yà Fó Xué Yuàn )</text:p>
            <text:p>   171 ( Nasionale Konserwatiewe Party van Suid-Afrika)</text:p>
            <text:p>   172 ( PT Media Nusantara Citra Televisi Indonesia)</text:p>
            <text:p>   173 ( Pusat Pemantauan dan Pendedahan Maklumat Kebangsaan )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extraneous quotes, whitespace, asterisks</text:p>
          </table:table-cell>
          <table:table-cell table:number-columns-repeated="3"/>
        </table:table-row>
        <table:table-row table:style-name="ro29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NLTK 3.2 has bug for span_tokenize if it contains multiple quotation types</text:p>
          </table:table-cell>
          <table:table-cell office:value-type="string" calcext:value-type="string">
            <text:p>file_path = 'hansard_gathering/processed_hansard_data/1919-08-04/Oral Answers to Questions &amp;#8212; Railway Materials in War Area..txt'</text:p>
            <text:p/>
            <text:p>with open(file_path) as f:</text:p>
            <text:p>   ...:         text: str = f.read()</text:p>
            <text:p>   ...:         interpolated_text: str = "0" * len(text)</text:p>
            <text:p/>
            <text:p/>
            <text:p>from datetime import datetime</text:p>
            <text:p>   ...: from nltk.tokenize import TreebankWordTokenizer</text:p>
            <text:p>   ...: from nltk import ngrams</text:p>
            <text:p>   ...: from typing import List</text:p>
            <text:p>   ...: import concurrent.futures</text:p>
            <text:p>   ...: import glob</text:p>
            <text:p>   ...: import itertools</text:p>
            <text:p>   ...: import os</text:p>
            <text:p>   ...:</text:p>
            <text:p/>
            <text:p/>
            <text:p>tokenizer = TreebankWordTokenizer()</text:p>
            <text:p/>
            <text:p/>
            <text:p>text_span_ngrams = ngrams(tokenizer.span_tokenize(text), n, pad_right=True)</text:p>
          </table:table-cell>
          <table:table-cell office:value-type="string" calcext:value-type="string">
            <text:p>Upgrade to NLTK 3.3 <text:a xlink:href="https://github.com/nltk/nltk/pull/2060" xlink:type="simple">https://github.com/nltk/nltk/pull/2060</text:a>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results in </text:p>
          </table:table-cell>
          <table:table-cell table:number-columns-repeated="2"/>
        </table:table-row>
        <table:table-row table:style-name="ro31">
          <table:table-cell table:number-columns-repeated="3"/>
          <table:table-cell office:value-type="string" calcext:value-type="string">
            <text:p>---------------------------------------------------------------------------</text:p>
            <text:p>ValueError                                Traceback (most recent call last)</text:p>
            <text:p>~/bbk/masters_project/masters_venv/lib/python3.6/site-packages/nltk/tokenize/util.py in align_tokens(tokens, sentence)</text:p>
            <text:p>    253         try:</text:p>
            <text:p>--&gt; 254             start = sentence.index(token, point)</text:p>
            <text:p>    255         except ValueError:</text:p>
            <text:p/>
            <text:p>ValueError: substring not found</text:p>
            <text:p/>
            <text:p>During handling of the above exception, another exception occurred:</text:p>
            <text:p/>
            <text:p>ValueError                                Traceback (most recent call last)</text:p>
            <text:p>&lt;ipython-input-36-01430904daf3&gt; in &lt;module&gt;()</text:p>
            <text:p>----&gt; 1 tokenizer.span_tokenize(half_text)</text:p>
            <text:p/>
            <text:p>~/bbk/masters_project/masters_venv/lib/python3.6/site-packages/nltk/tokenize/treebank.py in span_tokenize(self, text)</text:p>
            <text:p>    177             tokens = raw_tokens</text:p>
            <text:p>    178</text:p>
            <text:p>--&gt; 179         return align_tokens(tokens, text)</text:p>
            <text:p>    180</text:p>
            <text:p>    181</text:p>
            <text:p/>
            <text:p>~/bbk/masters_project/masters_venv/lib/python3.6/site-packages/nltk/tokenize/util.py in align_tokens(tokens, sentence)</text:p>
            <text:p>    254             start = sentence.index(token, point)</text:p>
            <text:p>    255         except ValueError:</text:p>
            <text:p>--&gt; 256             raise ValueError('substring "{}" not found in "{}"'.format(token, sentence))</text:p>
            <text:p>    257         point = start + len(token)</text:p>
            <text:p>    258         offsets.append((start, point))</text:p>
            <text:p/>
            <text:p>ValueError: substring "passed." not found in "</text:p>
          </table:table-cell>
          <table:table-cell table:number-columns-repeated="2"/>
        </table:table-row>
        <table:table-row table:style-name="ro32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Interpolated a whole debate</text:p>
          </table:table-cell>
          <table:table-cell office:value-type="string" calcext:value-type="string">
            <text:p>Overlaps – if The House has been successfully interpolated as a Place, House, which is a company, overwrites the labels for the second half, leaving a dangling ‘The’</text:p>
          </table:table-cell>
          <table:table-cell office:value-type="string" calcext:value-type="string">
            <text:p>Change algorithm so that it checks if the current span is in the middle of an already-NE’d span, and skips it if so</text:p>
          </table:table-cell>
          <table:table-cell office:value-type="string" calcext:value-type="string">
            <text:p><text:span text:style-name="T4">def </text:span><text:span text:style-name="T5">overlaps</text:span><text:span text:style-name="T2">(ngram_span_window</text:span><text:span text:style-name="T6">, </text:span><text:span text:style-name="T2">recentest_match_end: </text:span><text:span text:style-name="T7">int</text:span><text:span text:style-name="T2">):</text:span></text:p>
            <text:p><text:span text:style-name="T8">    </text:span><text:span text:style-name="T9">"""</text:span></text:p>
            <text:p><text:span text:style-name="T10">    See if the current span window already has a matched NE ending in it.</text:span></text:p>
            <text:p><text:span text:style-name="T11">    </text:span><text:span text:style-name="T12">:param</text:span><text:span text:style-name="T13"> ngram_span_window: e.g.((0, 1), (2, 6), (7, 15), (16, 19))</text:span></text:p>
            <text:p><text:span text:style-name="T10">    Note that because we pad_right, later elements in the tuple might be None, e.g.:</text:span></text:p>
            <text:p><text:span text:style-name="T10">    ((98, 102), (102, 103), None, None)</text:span></text:p>
            <text:p><text:span text:style-name="T11">    </text:span><text:span text:style-name="T12">:param</text:span><text:span text:style-name="T13"> recentest_match_end:</text:span></text:p>
            <text:p><text:span text:style-name="T11">    </text:span><text:span text:style-name="T12">:return</text:span><text:span text:style-name="T13">: True if there would be an overlap</text:span></text:p>
            <text:p><text:span text:style-name="T10">    """</text:span></text:p>
            <text:p><text:span text:style-name="T11">    </text:span><text:span text:style-name="T14">ngrams </text:span><text:span text:style-name="T15">= [x </text:span><text:span text:style-name="T16">for </text:span><text:span text:style-name="T15">x </text:span><text:span text:style-name="T16">in </text:span><text:span text:style-name="T15">ngram_span_window </text:span><text:span text:style-name="T16">if </text:span><text:span text:style-name="T15">x </text:span><text:span text:style-name="T16">is not None</text:span><text:span text:style-name="T15">]</text:span></text:p>
            <text:p><text:span text:style-name="T8">    </text:span><text:span text:style-name="T6">return </text:span><text:span text:style-name="T2">ngram_span_window[-</text:span><text:span text:style-name="T17">1</text:span><text:span text:style-name="T2">][-</text:span><text:span text:style-name="T17">1</text:span><text:span text:style-name="T2">] &lt;= recentest_match_end</text:span></text:p>
          </table:table-cell>
        </table:table-row>
        <table:table-row table:style-name="ro14">
          <table:table-cell table:style-name="ce2" office:value-type="date" office:date-value="2018-07-24" calcext:value-type="date">
            <text:p>24/07/18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ixed overlap bug</text:p>
          </table:table-cell>
          <table:table-cell office:value-type="string" calcext:value-type="string">
            <text:p>Interpolation is too slow. It may be the python ‘in’ membership check</text:p>
          </table:table-cell>
          <table:table-cell office:value-type="string" calcext:value-type="string">
            <text:p>Replace list with set?</text:p>
          </table:table-cell>
          <table:table-cell office:value-type="string" calcext:value-type="string">
            <text:p>TODO compare list with set – speed improves hugely!!! From about 20 minutes to 5 seconds. How implemented?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Still random places – e.g. ‘and the’ as a place, in SPARQL data</text:p>
          </table:table-cell>
          <table:table-cell office:value-type="string" calcext:value-type="string">
            <text:p>Remove all lines comprised of stop words?</text:p>
          </table:table-cell>
          <table:table-cell office:value-type="string" calcext:value-type="string">
            <text:p>A Dirty Data section?</text:p>
          </table:table-cell>
        </table:table-row>
        <table:table-row table:style-name="ro7">
          <table:table-cell table:style-name="ce2" office:value-type="date" office:date-value="2018-07-25" calcext:value-type="date">
            <text:p>25/07/18</text:p>
          </table:table-cell>
          <table:table-cell office:value-type="string" calcext:value-type="string">
            <text:p>2a interpolating</text:p>
          </table:table-cell>
          <table:table-cell office:value-type="string" calcext:value-type="string">
            <text:p>Fix datetime bug where month ignored</text:p>
          </table:table-cell>
          <table:table-cell office:value-type="string" calcext:value-type="string">
            <text:p>Was using %M not %m in datetime filter</text:p>
          </table:table-cell>
          <table:table-cell office:value-type="string" calcext:value-type="string">
            <text:p>corrected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1a NE gathering</text:p>
          </table:table-cell>
          <table:table-cell office:value-type="string" calcext:value-type="string">
            <text:p>Need to remove stop-words from NE list</text:p>
          </table:table-cell>
          <table:table-cell office:value-type="string" calcext:value-type="string">
            <text:p>e.g. remove ‘and the’ as a plac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tech debt clean up</text:p>
          </table:table-cell>
          <table:table-cell office:value-type="string" calcext:value-type="string">
            <text:p>Allow all tasks to be invoked from tasks.py without shell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Make all type checks pass</text:p>
          </table:table-cell>
          <table:table-cell table:number-columns-repeated="2"/>
        </table:table-row>
        <table:table-row table:style-name="ro33">
          <table:table-cell/>
          <table:table-cell office:value-type="string" calcext:value-type="string">
            <text:p>2b preparation of x tensor</text:p>
          </table:table-cell>
          <table:table-cell office:value-type="string" calcext:value-type="string">
            <text:p>Need to determine some datasets</text:p>
          </table:table-cell>
          <table:table-cell office:value-type="string" calcext:value-type="string">
            <text:p>The model requires train, dev and test. Relative sizes? Can’t use date ranges or alphabetical division as that would bias the datasets. Need to hash all the data into 3 buckets of unequal sizes, such that it can be easily repeated in future.</text:p>
          </table:table-cell>
          <table:table-cell office:value-type="string" calcext:value-type="string">
            <text:p>Use last 2 parts of file path as entry into a hashing algorithm, e.g. “1972-07-20/Orders of the Day &amp;#8212; Clause 211.txt”. Build up a list of which filenames are in which data set</text:p>
          </table:table-cell>
          <table:table-cell office:value-type="string" calcext:value-type="string">
            <text:p>Buckets have equal numbers of files:</text:p>
            <text:p>Mattlap:~/bbk/masters_project/hansard_gathering/data_buckets mralph$ wc -l *  </text:p>
            <text:p>    8360 0.txt</text:p>
            <text:p>    8414 1.txt</text:p>
            <text:p>    8228 2.txt</text:p>
            <text:p>    8322 3.txt</text:p>
            <text:p>    8289 4.txt</text:p>
            <text:p>    8071 5.txt</text:p>
            <text:p>    8356 6.txt</text:p>
            <text:p>    8419 7.txt</text:p>
            <text:p>   66459 total</text:p>
          </table:table-cell>
        </table:table-row>
        <table:table-row table:style-name="ro15">
          <table:table-cell table:number-columns-repeated="3"/>
          <table:table-cell office:value-type="string" calcext:value-type="string">
            <text:p>accidentally overwrote hansard_gathering/processed_hansard_data/1948-07-13/Oral Answers to Questions &amp;#8212; Prisoners of War (Repatriation).txt</text:p>
          </table:table-cell>
          <table:table-cell office:value-type="string" calcext:value-type="string">
            <text:p>Restore from backup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umerification is too slow. Doing lots of re-assignment of strings</text:p>
          </table:table-cell>
          <table:table-cell office:value-type="string" calcext:value-type="string">
            <text:p>Instead make a list of numbers, then join it as a last step</text:p>
          </table:table-cell>
          <table:table-cell office:value-type="string" calcext:value-type="string">
            <text:p>show change in 17d4716aadb8389d9aaf10a7a0d543e7ceda196e to numerify.py</text:p>
          </table:table-cell>
        </table:table-row>
        <table:table-row table:style-name="ro15">
          <table:table-cell/>
          <table:table-cell office:value-type="string" calcext:value-type="string">
            <text:p>1c interpolation</text:p>
          </table:table-cell>
          <table:table-cell office:value-type="string" calcext:value-type="string">
            <text:p>Interpolation is the new bottleneck</text:p>
          </table:table-cell>
          <table:table-cell office:value-type="string" calcext:value-type="string">
            <text:p>We are re-assigning to string a lot to build the interpolated string</text:p>
          </table:table-cell>
          <table:table-cell office:value-type="string" calcext:value-type="string">
            <text:p>Can we make this faster by replacing the string re-assignment operations with a List, and stringify at the end? Done. Faster?</text:p>
          </table:table-cell>
          <table:table-cell/>
        </table:table-row>
        <table:table-row table:style-name="ro34">
          <table:table-cell/>
          <table:table-cell office:value-type="string" calcext:value-type="string">
            <text:p>2b tensor construction</text:p>
          </table:table-cell>
          <table:table-cell office:value-type="string" calcext:value-type="string">
            <text:p>Counted up total number of sentences (batch_size) for each dataset</text:p>
          </table:table-cell>
          <table:table-cell/>
          <table:table-cell office:value-type="string" calcext:value-type="string">
            <text:p>As hoped for, train is half the dataset and dev/test are both half of it in size, more or less</text:p>
          </table:table-cell>
          <table:table-cell office:value-type="string" calcext:value-type="string">
            <text:p><text:span text:style-name="T18">mattlap:~/bbk/masters_project/hansard_gathering/processed_hansard_data mralph$ cat ALL_total_sentences_num                                                                  </text:span></text:p>
            <text:p><text:span text:style-name="T18">182582013</text:span></text:p>
            <text:p><text:span text:style-name="T18">mattlap:~/bbk/masters_project/hansard_gathering/processed_hansard_data mralph$ cat train_total_sentences_num                                                                 </text:span></text:p>
            <text:p><text:span text:style-name="T18">91294439</text:span></text:p>
            <text:p><text:span text:style-name="T19">mattlap:~/bbk/masters_project/hansard_gathering/processed_hansard_data mralph$ cat dev_total_sentences_num                                           </text:span></text:p>
            <text:p><text:span text:style-name="T19">44985341                                                                                                                                                                                                                          </text:span></text:p>
            <text:p><text:span text:style-name="T20">mattlap:~/bbk/masters_project/hansard_gathering/processed_hansard_data mralph$ cat test_total_sentences_num</text:span></text:p>
            <text:p><text:span text:style-name="T19">46295292</text:span></text:p>
          </table:table-cell>
        </table:table-row>
        <table:table-row table:style-name="ro26">
          <table:table-cell table:style-name="ce2" office:value-type="date" office:date-value="2018-07-27" calcext:value-type="date">
            <text:p>27/07/18</text:p>
          </table:table-cell>
          <table:table-cell office:value-type="string" calcext:value-type="string">
            <text:p>2b tensor construction</text:p>
          </table:table-cell>
          <table:table-cell office:value-type="string" calcext:value-type="string">
            <text:p>It’s far too slow! Doing 0.01% takes about 20 minutes</text:p>
          </table:table-cell>
          <table:table-cell office:value-type="string" calcext:value-type="string">
            <text:p>Won’t have time to finish</text:p>
          </table:table-cell>
          <table:table-cell office:value-type="string" calcext:value-type="string">
            <text:p>Rehash across 320 buckets, then just try 1 bucket first to see if we can make a numpy array. Should go from 8000 debates per file to 200, 8 → 320 buckets is 40 times more</text:p>
          </table:table-cell>
          <table:table-cell/>
        </table:table-row>
        <table:table-row table:style-name="ro15">
          <table:table-cell table:number-columns-repeated="3"/>
          <table:table-cell office:value-type="string" calcext:value-type="string">
            <text:p>Some debates have no sentences, indeed no content in them. Seems to be a problem with the API? For now, just skip over empty debates. CONFIRMED that the xmls only have tags in, no text</text:p>
          </table:table-cell>
          <table:table-cell table:number-columns-repeated="2"/>
        </table:table-row>
        <table:table-row table:style-name="ro35">
          <table:table-cell table:number-columns-repeated="2"/>
          <table:table-cell office:value-type="string" calcext:value-type="string">
            <text:p>Pickled an x batch</text:p>
          </table:table-cell>
          <table:table-cell office:value-type="string" calcext:value-type="string">
            <text:p>But it’s far too large – 4GB for 1/160 of the dataset. Must be because I’m padding all the sentences.</text:p>
          </table:table-cell>
          <table:table-cell office:value-type="string" calcext:value-type="string">
            <text:p>Could use char-based splitting not chunking? Might be faster anyhow… Would only need to change the span files, or right other ones of a more reasonable length</text:p>
          </table:table-cell>
          <table:table-cell office:value-type="string" calcext:value-type="string">
            <text:p>Trade-off – lots of data sparsity in padded arrays, or some interpolated data getting cut off at the word boundaries…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Maybe 900 is just too long for sentences – try to find median length of sentences in the corpus</text:p>
          </table:table-cell>
          <table:table-cell office:value-type="string" calcext:value-type="string">
            <text:p>Wrote a script – median is 111. Having up’d original of 200 in keras repo to 900, I put it back to 200</text:p>
          </table:table-cell>
          <table:table-cell office:value-type="string" calcext:value-type="string">
            <text:p>4GB x_np file went down to 800 MB. We could fit the data into roughly 128GB. This suggests we’ll have to use get_x_y_generator to get it off the ground</text:p>
          </table:table-cell>
        </table:table-row>
        <table:table-row table:style-name="ro35">
          <table:table-cell table:number-columns-repeated="2"/>
          <table:table-cell office:value-type="string" calcext:value-type="string">
            <text:p>NEXT: write a create_y that uses span files to return the right interpolation ranges from a generator. This approach will inform a similar approach using another generator for get_x_y_generator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28" calcext:value-type="date">
            <text:p>28/07/18</text:p>
          </table:table-cell>
          <table:table-cell office:value-type="string" calcext:value-type="string">
            <text:p>BAU</text:p>
          </table:table-cell>
          <table:table-cell office:value-type="string" calcext:value-type="string">
            <text:p>REFACTOR – remove one ‘matt.py’ package in the keras model</text:p>
          </table:table-cell>
          <table:table-cell table:number-columns-repeated="3"/>
        </table:table-row>
        <table:table-row table:style-name="ro36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Alphabet get_texts tries to build alphabet off ALL the data</text:p>
          </table:table-cell>
          <table:table-cell office:value-type="string" calcext:value-type="string">
            <text:p>takes too long</text:p>
          </table:table-cell>
          <table:table-cell office:value-type="string" calcext:value-type="string">
            <text:p>Refactor to use the dataset hashing – only use contents of one bucket to set the alphabet. Alphabet is pretty consistent! This is also better distributed than just using a glob over one decade (previous approach) to get the alphabet characters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Force total_sentence_nums to be updated whenever we rebucket the data</text:p>
          </table:table-cell>
          <table:table-cell table:number-columns-repeated="3"/>
        </table:table-row>
        <table:table-row table:style-name="ro37">
          <table:table-cell table:style-name="ce2" office:value-type="date" office:date-value="2018-07-29" calcext:value-type="date">
            <text:p>29/07/18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y tensor has wrong number of dimensions</text:p>
          </table:table-cell>
          <table:table-cell office:value-type="string" calcext:value-type="string">
            <text:p>I was building it to match the x tensor, but actually it needs to have one more dimension. Is the 3<text:span text:style-name="T3">rd</text:span> dimension of the y tensor a one-hot?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30" calcext:value-type="date">
            <text:p>30/07/18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Add code to make one-hot vectors for Y</text:p>
          </table:table-cell>
          <table:table-cell office:value-type="string" calcext:value-type="string">
            <text:p>Building y hangs at 39%</text:p>
          </table:table-cell>
          <table:table-cell table:number-columns-repeated="2"/>
        </table:table-row>
        <table:table-row table:style-name="ro38">
          <table:table-cell/>
          <table:table-cell office:value-type="string" calcext:value-type="string">
            <text:p>1c interpolate</text:p>
          </table:table-cell>
          <table:table-cell/>
          <table:table-cell office:value-type="string" calcext:value-type="string">
            <text:p>hansard_gathering/processed_hansard_data/1939-09-05/Oral Answers to Questions &amp;#8212; Naval and Military Pensions and Grants..txt <text:s/>unable to interpolate due to NLTK bugs. TreeBankWordTokenizer tokenizer’s SpanTokenize does not work.</text:p>
          </table:table-cell>
          <table:table-cell office:value-type="string" calcext:value-type="string">
            <text:p>Rough-shod fix: remove all double-quotes from the file. Pending an NLTK issue: <text:a xlink:href="https://github.com/nltk/nltk/issues/1750" xlink:type="simple">https://github.com/nltk/nltk/issues/1750</text:a>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LTK acknowledges that the span tokenizer is still buggy at https://github.com/nltk/nltk/pull/2037</text:p>
          </table:table-cell>
          <table:table-cell table:number-columns-repeated="2"/>
        </table:table-row>
        <table:table-row table:style-name="ro14">
          <table:table-cell table:number-columns-repeated="3"/>
          <table:table-cell office:value-type="string" calcext:value-type="string">
            <text:p>Need to script this… Can replace double-quotes with single, seems to work</text:p>
          </table:table-cell>
          <table:table-cell table:number-columns-repeated="2"/>
        </table:table-row>
        <table:table-row table:style-name="ro14">
          <table:table-cell table:number-columns-repeated="3"/>
          <table:table-cell office:value-type="string" calcext:value-type="string">
            <text:p>If changing original data is sacrosanct, can always do a crawling character-window to try to do labelling</text:p>
          </table:table-cell>
          <table:table-cell table:number-columns-repeated="2"/>
        </table:table-row>
        <table:table-row table:style-name="ro14">
          <table:table-cell table:style-name="ce2" office:value-type="date" office:date-value="2018-07-31" calcext:value-type="date">
            <text:p>31/07/18</text:p>
          </table:table-cell>
          <table:table-cell table:number-columns-repeated="2"/>
          <table:table-cell office:value-type="string" calcext:value-type="string">
            <text:p>y vectors with one-hots take hours to create. I guess it’s all the sparsity. Looking into Digital Ocean droplets</text:p>
          </table:table-cell>
          <table:table-cell table:number-columns-repeated="2"/>
        </table:table-row>
        <table:table-row table:style-name="ro39">
          <table:table-cell table:style-name="ce2" office:value-type="date" office:date-value="2018-08-01" calcext:value-type="date">
            <text:p>01/08/18</text:p>
          </table:table-cell>
          <table:table-cell office:value-type="string" calcext:value-type="string">
            <text:p>2c create y</text:p>
          </table:table-cell>
          <table:table-cell/>
          <table:table-cell office:value-type="string" calcext:value-type="string">
            <text:p>Traceback (most recent call last):</text:p>
            <text:p>  File "/Users/mralph/bbk/masters_project/masters_venv/bin/inv", line 11, in &lt;module&gt;</text:p>
            <text:p>    sys.exit(program.run())</text:p>
            <text:p>  File "/Users/mralph/bbk/masters_project/masters_venv/lib/python3.6/site-packages/invoke/program.py", line 293, in run</text:p>
            <text:p>    self.execute()</text:p>
            <text:p>  File "/Users/mralph/bbk/masters_project/masters_venv/lib/python3.6/site-packages/invoke/program.py", line 414, in execute</text:p>
            <text:p>    executor.execute(*self.tasks)</text:p>
            <text:p>  File "/Users/mralph/bbk/masters_project/masters_venv/lib/python3.6/site-packages/invoke/executor.py", line 129, in execute</text:p>
            <text:p>    result = call.task(*args, **call.kwargs)</text:p>
            <text:p>  File "/Users/mralph/bbk/masters_project/masters_venv/lib/python3.6/site-packages/invoke/tasks.py", line 115, in __call__</text:p>
            <text:p>    result = self.body(*args, **kwargs)</text:p>
            <text:p>  File "/Users/mralph/bbk/masters_project/tasks.py", line 169, in char_ner_create_y</text:p>
            <text:p>    model_integration.create_y(Config.sentence_max_length, dataset_name)</text:p>
            <text:p>  File "/Users/mralph/bbk/masters_project/keras_character_based_ner/src/matt/model_integration.py", line 102, in create_y</text:p>
            <text:p>    pickle_large_file(y_np, "keras_character_based_ner/src/y_np-{}.p".format(dataset_name))</text:p>
            <text:p>  File "/Users/mralph/bbk/masters_project/keras_character_based_ner/src/matt/file_management.py", line 135, in pickle_large_file</text:p>
            <text:p>    bytes_out = pickle.dumps(data_structure)</text:p>
            <text:p>OverflowError: cannot serialize a bytes object larger than 4 GiB</text:p>
          </table:table-cell>
          <table:table-cell office:value-type="string" calcext:value-type="string">
            <text:p>use pickle v4 protocol</text:p>
          </table:table-cell>
          <table:table-cell/>
        </table:table-row>
        <table:table-row table:style-name="ro14">
          <table:table-cell table:style-name="ce2" office:value-type="date" office:date-value="2018-08-02" calcext:value-type="date">
            <text:p>02/08/18</text:p>
          </table:table-cell>
          <table:table-cell/>
          <table:table-cell office:value-type="string" calcext:value-type="string">
            <text:p>Running model will take 80 hours, running on Digital Ocean droplet instead</text:p>
          </table:table-cell>
          <table:table-cell/>
          <table:table-cell office:value-type="string" calcext:value-type="string">
            <text:p>DigitalOcean droplet</text:p>
          </table:table-cell>
          <table:table-cell/>
        </table:table-row>
        <table:table-row table:style-name="ro15">
          <table:table-cell table:number-columns-repeated="4"/>
          <table:table-cell office:value-type="string" calcext:value-type="string">
            <text:p>Also take only the first 400000 sentences of each tensor in toy dataset, to create a quicker-to-run model</text:p>
          </table:table-cell>
          <table:table-cell/>
        </table:table-row>
        <table:table-row table:style-name="ro15">
          <table:table-cell table:style-name="ce2" office:value-type="date" office:date-value="2018-08-03" calcext:value-type="date">
            <text:p>03/08/18</text:p>
          </table:table-cell>
          <table:table-cell table:number-columns-repeated="2"/>
          <table:table-cell office:value-type="string" calcext:value-type="string">
            <text:p>mini dataset needs to be wired into CHarBasedNERDataset</text:p>
          </table:table-cell>
          <table:table-cell office:value-type="string" calcext:value-type="string">
            <text:p>Subclass the CharBasedNERDataset and override its get_x_y so we don’t change the original source code too much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Mini dataset ran through model</text:p>
          </table:table-cell>
          <table:table-cell office:value-type="string" calcext:value-type="string">
            <text:p>ImportError: `save_model` requires h5py.</text:p>
          </table:table-cell>
          <table:table-cell office:value-type="string" calcext:value-type="string">
            <text:p>Saved myself waiting 4 days for that!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100 epochs</text:p>
          </table:table-cell>
          <table:table-cell office:value-type="string" calcext:value-type="string">
            <text:p>Subclass Config object</text:p>
          </table:table-cell>
          <table:table-cell office:value-type="string" calcext:value-type="string">
            <text:p>subclassing of the keras_character_based_ner project to make my contribution clear</text:p>
          </table:table-cell>
        </table:table-row>
        <table:table-row table:style-name="ro40">
          <table:table-cell table:number-columns-repeated="2"/>
          <table:table-cell office:value-type="string" calcext:value-type="string">
            <text:p>Minidataset used to predict a simple string, <text:span text:style-name="T1">'My name is Margaret Thatcher, and I greatly enjoy shopping at Tesco when I am in Birmingham!'</text:span><text:span text:style-name="T2">)</text:span></text:p>
          </table:table-cell>
          <table:table-cell office:value-type="string" calcext:value-type="string">
            <text:p>0s for everything, no named entities detected</text:p>
          </table:table-cell>
          <table:table-cell office:value-type="string" calcext:value-type="string">
            <text:p>To investigate</text:p>
          </table:table-cell>
          <table:table-cell office:value-type="string" calcext:value-type="string">
            <text:p>Disappointing, as a straight Interpolation would have recognised this out of the box. But we’re only using first 4000 sentences of toy dataset, and Margaret Thatcher did not appear in them.</text:p>
          </table:table-cell>
        </table:table-row>
        <table:table-row table:style-name="ro14">
          <table:table-cell/>
          <table:table-cell office:value-type="string" calcext:value-type="string">
            <text:p>2c pickle model data</text:p>
          </table:table-cell>
          <table:table-cell office:value-type="string" calcext:value-type="string">
            <text:p>Got history object, tried to pickle</text:p>
          </table:table-cell>
          <table:table-cell office:value-type="string" calcext:value-type="string">
            <text:p>Cannot pickle Keras history objects, as their classes contain Lambdas which are not pickle-able</text:p>
          </table:table-cell>
          <table:table-cell office:value-type="string" calcext:value-type="string">
            <text:p>Instead, use the history object to create a graph straight away, and save that?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History object pickled, need to graph</text:p>
          </table:table-cell>
          <table:table-cell office:value-type="string" calcext:value-type="string">
            <text:p>Can’t work out pyplot to graph png to file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2c run model</text:p>
          </table:table-cell>
          <table:table-cell office:value-type="string" calcext:value-type="string">
            <text:p>Got access to BBK ubuntu server</text:p>
          </table:table-cell>
          <table:table-cell office:value-type="string" calcext:value-type="string">
            <text:p>Need to copy over tensors and kick off model</text:p>
          </table:table-cell>
          <table:table-cell office:value-type="string" calcext:value-type="string">
            <text:p>fix VPN, copy over all data</text:p>
          </table:table-cell>
          <table:table-cell office:value-type="string" calcext:value-type="string">
            <text:p>Server spec</text:p>
          </table:table-cell>
        </table:table-row>
        <table:table-row table:style-name="ro41">
          <table:table-cell table:style-name="ce2" office:value-type="string" calcext:value-type="string">
            <text:p>05/08/2018 – 07/08/2018</text:p>
          </table:table-cell>
          <table:table-cell office:value-type="string" calcext:value-type="string">
            <text:p>2c run model</text:p>
          </table:table-cell>
          <table:table-cell/>
          <table:table-cell table:style-name="ce9" office:value-type="string" calcext:value-type="string">
            <text:p>Model crashes:</text:p>
            <text:p>2018-08-05 07:28:40.266927: I tensorflow/core/platform/cpu_feature_guard.cc:141] Your CPU supports instructions that this TensorFlow binary was not compiled to use: AVX2 A</text:p>
            <text:p> File "/home/mralph02/.local/lib/python3.5/site-packages/keras/backend/tensorflow_backend.py", line 2478, in __call__</text:p>
            <text:p>    out = K.gather(self.embeddings, inputs)</text:p>
            <text:p>  File "/home/mralph02/.local/lib/python3.5/site-packages/keras/backend/tensorflow_backend.py", line 1211, in gather</text:p>
            <text:p>    return tf.gather(reference, indices)</text:p>
            <text:p>  File "/home/mralph02/.local/lib/python3.5/site-packages/tensorflow/python/ops/array_ops.py", line 2666, in gather</text:p>
            <text:p>    return gen_array_ops.gather_v2(params, indices, axis, name=name)</text:p>
            <text:p>  File "/home/mralph02/.local/lib/python3.5/site-packages/tensorflow/python/ops/gen_array_ops.py", line 3141, in gather_v2</text:p>
            <text:p>    "GatherV2", params=params, indices=indices, axis=axis, name=name)</text:p>
            <text:p>  File "/home/mralph02/.local/lib/python3.5/site-packages/tensorflow/python/framework/op_def_library.py", line 787, in _apply_op_helper</text:p>
            <text:p>    op_def=op_def)</text:p>
            <text:p>  File "/home/mralph02/.local/lib/python3.5/site-packages/tensorflow/python/framework/ops.py", line 3414, in create_op</text:p>
            <text:p>    op_def=op_def)</text:p>
            <text:p>  File "/home/mralph02/.local/lib/python3.5/site-packages/tensorflow/python/framework/ops.py", line 1740, in __init__</text:p>
            <text:p>    self._traceback = self._graph._extract_stack()  # pylint: disable=protected-access</text:p>
            <text:p/>
            <text:p>InvalidArgumentError (see above for traceback)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    **self.session_kwargs)</text:p>
            <text:p>  File "/home/mralph02/.local/lib/python3.5/site-packages/tensorflow/python/client/session.py", line 900, in run</text:p>
            <text:p>    run_metadata_ptr)</text:p>
            <text:p>  File "/home/mralph02/.local/lib/python3.5/site-packages/tensorflow/python/client/session.py", line 1135, in _run</text:p>
            <text:p>    feed_dict_tensor, options, run_metadata)</text:p>
            <text:p>  File "/home/mralph02/.local/lib/python3.5/site-packages/tensorflow/python/client/session.py", line 1316, in _do_run</text:p>
            <text:p>    run_metadata)</text:p>
            <text:p>  File "/home/mralph02/.local/lib/python3.5/site-packages/tensorflow/python/client/session.py", line 1335, in _do_call</text:p>
            <text:p>    raise type(e)(node_def, op, message)</text:p>
            <text:p>tensorflow.python.framework.errors_impl.InvalidArgumentError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</text:p>
            <text:p/>
            <text:p>Caused by op 'embedding_1/GatherV2', defined at:</text:p>
            <text:p>  File "/home/mralph02/.local/bin/inv", line 11, in &lt;module&gt;</text:p>
            <text:p>    sys.exit(program.run())</text:p>
            <text:p>  File "/home/mralph02/.local/lib/python3.5/site-packages/invoke/program.py", line 293, in run</text:p>
            <text:p>    self.execute()</text:p>
            <text:p>  File "/home/mralph02/.local/lib/python3.5/site-packages/invoke/program.py", line 414, in execute</text:p>
            <text:p>    executor.execute(*self.tasks)</text:p>
            <text:p>  File "/home/mralph02/.local/lib/python3.5/site-packages/invoke/executor.py", line 129, in execute</text:p>
            <text:p>    result = call.task(*args, **call.kwargs)</text:p>
            <text:p>  File "/home/mralph02/.local/lib/python3.5/site-packages/invoke/tasks.py", line 115, in __call__</text:p>
            <text:p>    result = self.body(*args, **kwargs)</text:p>
            <text:p>  File "/home/mralph02/masters_project/tasks.py", line 206, in model_train_toy</text:p>
            <text:p>    train.toy_dataset_fit()</text:p>
            <text:p>  File "/home/mralph02/masters_project/keras_character_based_ner/src/matt/train.py", line 42, in toy_dataset_fit</text:p>
            <text:p>    model = SavedCharacterBasedLSTMModel(config, dataset)</text:p>
            <text:p>  File "/home/mralph02/masters_project/keras_character_based_ner/src/matt/train.py", line 10, in __init__</text:p>
            <text:p>    super().__init__(config, dataset)</text:p>
            <text:p>  File "/home/mralph02/masters_project/keras_character_based_ner/src/model.py", line 18, in __init__</text:p>
            <text:p>    self.model = self.get_model()</text:p>
            <text:p>  File "/home/mralph02/masters_project/keras_character_based_ner/src/model.py", line 29, in get_model</text:p>
            <text:p>    mask_zero=True))</text:p>
            <text:p>  File "/home/mralph02/.local/lib/python3.5/site-packages/keras/models.py", line 467, in add</text:p>
            <text:p>    layer(x)</text:p>
            <text:p>  File "/home/mralph02/.local/lib/python3.5/site-packages/keras/engine/topology.py", line 619, in __call__</text:p>
            <text:p>    output = self.call(inputs, **kwargs)</text:p>
            <text:p>  File "/home/mralph02/.local/lib/python3.5/site-packages/keras/layers/embeddings.py", line 138, in call</text:p>
            <text:p>VX512F FMA</text:p>
            <text:p> 129920/2323449 [&gt;.............................] - ETA: 54:33:05 - loss: 0.1656 - categorical_accuracy: 0.9521 - non_null_label_accuracy: 0.3744Traceback (most recent call</text:p>
            <text:p> last):</text:p>
            <text:p>  File "/home/mralph02/.local/lib/python3.5/site-packages/tensorflow/python/client/session.py", line 1322, in _do_call</text:p>
            <text:p>    return fn(*args)</text:p>
            <text:p>  File "/home/mralph02/.local/lib/python3.5/site-packages/tensorflow/python/client/session.py", line 1307, in _run_fn</text:p>
            <text:p>    options, feed_dict, fetch_list, target_list, run_metadata)</text:p>
            <text:p>  File "/home/mralph02/.local/lib/python3.5/site-packages/tensorflow/python/client/session.py", line 1409, in _call_tf_sessionrun</text:p>
            <text:p>    run_metadata)</text:p>
            <text:p>tensorflow.python.framework.errors_impl.InvalidArgumentError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</text:p>
            <text:p/>
            <text:p>During handling of the above exception, another exception occurred:</text:p>
            <text:p/>
            <text:p>Traceback (most recent call last):</text:p>
            <text:p>  File "/home/mralph02/.local/bin/inv", line 11, in &lt;module&gt;</text:p>
            <text:p>    sys.exit(program.run())</text:p>
            <text:p>  File "/home/mralph02/.local/lib/python3.5/site-packages/invoke/program.py", line 293, in run</text:p>
            <text:p>    self.execute()</text:p>
            <text:p>  File "/home/mralph02/.local/lib/python3.5/site-packages/invoke/program.py", line 414, in execute</text:p>
            <text:p>    executor.execute(*self.tasks)</text:p>
            <text:p>  File "/home/mralph02/.local/lib/python3.5/site-packages/invoke/executor.py", line 129, in execute</text:p>
            <text:p>    result = call.task(*args, **call.kwargs)</text:p>
            <text:p>  File "/home/mralph02/.local/lib/python3.5/site-packages/invoke/tasks.py", line 115, in __call__</text:p>
            <text:p>    result = self.body(*args, **kwargs)</text:p>
            <text:p>  File "/home/mralph02/masters_project/tasks.py", line 206, in model_train_toy</text:p>
            <text:p>    train.toy_dataset_fit()</text:p>
            <text:p>  File "/home/mralph02/masters_project/keras_character_based_ner/src/matt/train.py", line 44, in toy_dataset_fit</text:p>
            <text:p>    history = model.fit()</text:p>
            <text:p>  File "/home/mralph02/masters_project/keras_character_based_ner/src/model.py", line 69, in fit</text:p>
            <text:p>    callbacks=[early_stopping, checkpointer])</text:p>
            <text:p>  File "/home/mralph02/.local/lib/python3.5/site-packages/keras/models.py", line 963, in fit</text:p>
            <text:p>    validation_steps=validation_steps)</text:p>
            <text:p>  File "/home/mralph02/.local/lib/python3.5/site-packages/keras/engine/training.py", line 1705, in fit</text:p>
            <text:p>    validation_steps=validation_steps)</text:p>
            <text:p>  File "/home/mralph02/.local/lib/python3.5/site-packages/keras/engine/training.py", line 1235, in _fit_loop</text:p>
            <text:p>    outs = f(ins_batch)</text:p>
            <text:p/>
          </table:table-cell>
          <table:table-cell office:value-type="string" calcext:value-type="string">
            <text:p>Alphabet inconsistency? When the model starts, it calls get_alphabet_from_texts(texts) to get an alphabet, but when it numerifies, it uses an alphabet pickled to disk, to do the numerifying. Pickled alphabet is created using alphabet-sample and so is the model – but maybe the pickle is stale now? Regenerated the alphabet, the new one is completely different – better rerun the whole create-x and create-y, then the minification. X train test dev DONE. Y train test dev DONE. Minify.</text:p>
          </table:table-cell>
          <table:table-cell/>
        </table:table-row>
        <table:table-row table:style-name="ro14">
          <table:table-cell table:style-name="ce2" office:value-type="date" office:date-value="2018-08-07" calcext:value-type="date">
            <text:p>07/08/18</text:p>
          </table:table-cell>
          <table:table-cell office:value-type="string" calcext:value-type="string">
            <text:p>2c graphing of training</text:p>
          </table:table-cell>
          <table:table-cell office:value-type="string" calcext:value-type="string">
            <text:p>Learn matlotplib pyplot API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What is non null label accuracy?</text:p>
          </table:table-cell>
          <table:table-cell table:number-columns-repeated="3"/>
        </table:table-row>
        <table:table-row table:style-name="ro7">
          <table:table-cell table:style-name="ce2" office:value-type="date" office:date-value="2018-08-09" calcext:value-type="date">
            <text:p>09/08/18</text:p>
          </table:table-cell>
          <table:table-cell office:value-type="string" calcext:value-type="string">
            <text:p>2b fit model</text:p>
          </table:table-cell>
          <table:table-cell office:value-type="string" calcext:value-type="string">
            <text:p>Complete training</text:p>
          </table:table-cell>
          <table:table-cell office:value-type="string" calcext:value-type="string">
            <text:p>Long delay at end of each epoch to validate data</text:p>
          </table:table-cell>
          <table:table-cell office:value-type="string" calcext:value-type="string">
            <text:p>Just wait</text:p>
          </table:table-cell>
          <table:table-cell/>
        </table:table-row>
        <table:table-row table:style-name="ro42">
          <table:table-cell table:number-columns-repeated="3"/>
          <table:table-cell office:value-type="string" calcext:value-type="string">
            <text:p>NaN for validation at end of each epoch</text:p>
          </table:table-cell>
          <table:table-cell office:value-type="string" calcext:value-type="string">
            <text:p>TODO try fixes here <text:a xlink:href="https://github.com/keras-team/keras/issues/2134" xlink:type="simple">https://github.com/keras-team/keras/issues/2134</text:a></text:p>
          </table:table-cell>
          <table:table-cell/>
        </table:table-row>
        <table:table-row table:style-name="ro25">
          <table:table-cell/>
          <table:table-cell office:value-type="string" calcext:value-type="string">
            <text:p>2b use model to predict on a hansard</text:p>
          </table:table-cell>
          <table:table-cell office:value-type="string" calcext:value-type="string">
            <text:p>Create Inv task to test this</text:p>
          </table:table-cell>
          <table:table-cell table:number-columns-repeated="3"/>
        </table:table-row>
        <table:table-row table:style-name="ro43">
          <table:table-cell table:style-name="ce2" office:value-type="date" office:date-value="2018-08-11" calcext:value-type="date">
            <text:p>11/08/18</text:p>
          </table:table-cell>
          <table:table-cell office:value-type="string" calcext:value-type="string">
            <text:p>2b train</text:p>
          </table:table-cell>
          <table:table-cell/>
          <table:table-cell table:style-name="Default"/>
          <table:table-cell office:value-type="string" calcext:value-type="string">
            <text:p>model completed training</text:p>
          </table:table-cell>
          <table:table-cell office:value-type="string" calcext:value-type="string">
            <text:p>(masters_venv) mralph02@venus:~/masters_project$ inv model-train-toy</text:p>
            <text:p>Using TensorFlow backend.</text:p>
            <text:p>Listing Hansard debate files from dataset alphabet-sample...</text:p>
            <text:p>Train on 2323449 samples, validate on 1233718 samples</text:p>
            <text:p>Epoch 1/4</text:p>
            <text:p>2018-08-07 20:14:55.194687: I tensorflow/core/platform/cpu_feature_guard.cc:141] Your CPU supports instructions that this TensorFlow binary was not compiled to use: AVX2 AVX512F FMA</text:p>
            <text:p>2323424/2323449 [============================&gt;.] - ETA: 1s - loss: 0.0990 - categorical_accuracy: 0.9701 - non_null_label_accuracy: 0.5915</text:p>
            <text:p>2323449/2323449 [==============================] - 145730s 63ms/step - loss: 0.0990 - categorical_accuracy: 0.9701 - non_null_label_accuracy: 0.5915 - val_loss: nan - val_categorical_accuracy: nan - val_non_null_label_accuracy: nan</text:p>
            <text:p/>
            <text:p>Epoch 00001: val_loss did not improve</text:p>
            <text:p>Epoch 2/4</text:p>
            <text:p>2323449/2323449 [==============================] - 142537s 61ms/step - loss: 0.0884 - categorical_accuracy: 0.9732 - non_null_label_accuracy: 0.6357 - val_loss: nan - val_categorical_accuracy: nan - val_non_null_label_accuracy: nan</text:p>
            <text:p/>
            <text:p>Epoch 00002: val_loss did not improve</text:p>
            <text:p>Epoch 00002: early stopping</text:p>
            <text:p>1157309/1157309 [==============================] - 17682s 15ms/step</text:p>
            <text:p>[('M', '0'), ('y', '0'), (' ', '0'), ('n', '0'), ('a', '0'), ('m', '0'), ('e', '0'), (' ', '0'), ('i', '0'), ('s', '0'), (' ', '0'), ('M', 3), ('a', 3), ('r', 3), ('g', 3), ('a', 3), ('r', 3), ('e', 3), ('t', 3), (' ', 3), ('T', 3), ('h', 3), ('a', 3), ('t', 3), ('c', 3), ('h', 3), ('e', 3), ('r', 3), (',', '0'), (' ', '0'), ('a', '0'), ('n', '0'), ('d', '0'), (' ', '0'), ('I', '0'), (' ', '0'), ('g', '0'), ('r', '0'), ('e', '0'), ('a', '0'), ('t', '0'), ('l', '0'), ('y', '0'), (' ', '0'), ('e', '0'), ('n', '0'), ('j', '0'), ('o', '0'), ('y', '0'), (' ', '0'), ('s', '0'), ('h', '0'), ('o', '0'), ('p', '0'), ('p', '0'), ('i', '0'), ('n', '0'), ('g', '0'), (' ', '0'), ('a', '0'), ('t', '0'), (' ', '0'), ('T', '0'), ('e', '0'), ('s', '0'), ('c', '0'), ('o', '0'), (' ', '0'), ('w', '0'), ('h', '0'), ('e', '0'), ('n', '0'), (' ', '0'), ('I', '0'), (' ', '0'), ('a', '0'), ('m', '0'), (' ', '0'), ('i', '0'), ('n', '0'), (' ', '0'), ('B', 1), ('i', 1), ('r', 1), ('m', 1), ('i', 1), ('n', 1), ('g', 1), ('h', 1), ('a', 1), ('m', 1), ('!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]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Model stopped at epoch 2 due to validation loss being NaN</text:p>
          </table:table-cell>
          <table:table-cell office:value-type="string" calcext:value-type="string">
            <text:p>Try to find out why it’s NaN, or just pull out EarlyStopping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check all numpy vectors for NaNs</text:p>
          </table:table-cell>
          <table:table-cell office:value-type="string" calcext:value-type="string">
            <text:p>Checked all to see if they contained NaNs… none do</text:p>
          </table:table-cell>
        </table:table-row>
        <table:table-row table:style-name="ro15">
          <table:table-cell table:number-columns-repeated="3"/>
          <table:table-cell office:value-type="string" calcext:value-type="string">
            <text:p>Remove EarlyStopping and keep training</text:p>
          </table:table-cell>
          <table:table-cell office:value-type="string" calcext:value-type="string">
            <text:p>Refactored to use CharBasedLSTMModel even for model loaded off disk, so we can resume training – and with no EarlyStopping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should check isnull and isinf on tensors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circular import dependencies conflicting..</text:p>
          </table:table-cell>
          <table:table-cell table:number-columns-repeated="2"/>
        </table:table-row>
        <table:table-row table:style-name="ro7" table:number-rows-repeated="1048468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1">00/00/0000</text:date>, <text:time style:data-style-name="N2" text:time-value="17:21:28.8276657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8-11T18:41:13.842862849</dc:date>
    <meta:editing-duration>P11DT10H5M34S</meta:editing-duration>
    <meta:editing-cycles>146</meta:editing-cycles>
    <meta:document-statistic meta:table-count="2" meta:cell-count="321" meta:object-count="0"/>
  </office:meta>
</office:document-meta>
</file>